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Victor Mono" svg:font-family="'Victor Mono', monospace, Consolas, 'Courier New', monospac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1.545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5pt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17.59cm" style:rel-column-width="65535*"/>
    </style:style>
    <style:style style:name="Table15.A1" style:family="table-cell">
      <style:table-cell-properties fo:padding="0.097cm" fo:border="0.5pt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17.59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17.59cm" style:rel-column-width="65535*"/>
    </style:style>
    <style:style style:name="Table17.A1" style:family="table-cell">
      <style:table-cell-properties fo:padding="0.097cm" fo:border="0.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17.59cm" style:rel-column-width="65535*"/>
    </style:style>
    <style:style style:name="Table18.A1" style:family="table-cell">
      <style:table-cell-properties fo:padding="0.097cm" fo:border="0.5pt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17.59cm" style:rel-column-width="65535*"/>
    </style:style>
    <style:style style:name="Table19.A1" style:family="table-cell">
      <style:table-cell-properties fo:padding="0.097cm" fo:border="0.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17.59cm" style:rel-column-width="65535*"/>
    </style:style>
    <style:style style:name="Table20.A1" style:family="table-cell">
      <style:table-cell-properties fo:padding="0.097cm" fo:border="0.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padding="0.097cm" fo:border="0.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7.59cm" style:rel-column-width="65535*"/>
    </style:style>
    <style:style style:name="Table10.A1" style:family="table-cell">
      <style:table-cell-properties fo:padding="0.097cm" fo:border="0.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17.59cm" style:rel-column-width="65535*"/>
    </style:style>
    <style:style style:name="Table12.A1" style:family="table-cell">
      <style:table-cell-properties fo:padding="0.097cm" fo:border="0.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7.59cm" style:rel-column-width="65535*"/>
    </style:style>
    <style:style style:name="Table13.A1" style:family="table-cell">
      <style:table-cell-properties fo:padding="0.097cm" fo:border="0.5pt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17.59cm" style:rel-column-width="65535*"/>
    </style:style>
    <style:style style:name="Table14.A1" style:family="table-cell">
      <style:table-cell-properties fo:padding="0.097cm" fo:border="0.5pt solid #000000"/>
    </style:style>
    <style:style style:name="P1" style:family="paragraph" style:parent-style-name="Standard">
      <style:text-properties style:font-name="Sans Serif Collection" fo:font-size="16pt" fo:font-weight="bold" officeooo:rsid="0006b4d5" officeooo:paragraph-rsid="0006b4d5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Sans Serif Collection" fo:font-size="12pt" officeooo:rsid="0006b4d5" officeooo:paragraph-rsid="0006b4d5" style:font-size-asian="10.5pt" style:font-size-complex="12pt"/>
    </style:style>
    <style:style style:name="P3" style:family="paragraph" style:parent-style-name="Standard">
      <style:text-properties style:font-name="Sans Serif Collection" fo:font-size="12pt" fo:font-weight="bold" officeooo:rsid="0006b4d5" officeooo:paragraph-rsid="0006b4d5" style:font-size-asian="10.5pt" style:font-weight-asian="bold" style:font-size-complex="12pt" style:font-weight-complex="bold"/>
    </style:style>
    <style:style style:name="P4" style:family="paragraph" style:parent-style-name="Table_20_Contents">
      <style:text-properties fo:color="#468a1a" loext:opacity="100%" style:font-name="Sans Serif Collection" fo:font-size="12pt" fo:font-weight="bold" officeooo:rsid="0006b4d5" officeooo:paragraph-rsid="0006b4d5" style:font-size-asian="10.5pt" style:font-weight-asian="bold" style:font-size-complex="12pt" style:font-weight-complex="bold"/>
    </style:style>
    <style:style style:name="P5" style:family="paragraph" style:parent-style-name="Table_20_Contents">
      <style:text-properties style:font-name="Sans Serif Collection" fo:font-size="12pt" officeooo:rsid="0006b4d5" officeooo:paragraph-rsid="0006b4d5" style:font-size-asian="10.5pt" style:font-size-complex="12pt"/>
    </style:style>
    <style:style style:name="P6" style:family="paragraph" style:parent-style-name="Standard">
      <style:text-properties style:font-name="Sans Serif Collection" fo:font-size="16pt" fo:font-weight="bold" officeooo:rsid="000844c7" officeooo:paragraph-rsid="000844c7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Sans Serif Collection" fo:font-size="12pt" officeooo:rsid="000844c7" officeooo:paragraph-rsid="000844c7" style:font-size-asian="10.5pt" style:font-size-complex="12pt"/>
    </style:style>
    <style:style style:name="P8" style:family="paragraph" style:parent-style-name="Table_20_Contents">
      <style:text-properties style:font-name="Sans Serif Collection" fo:font-size="12pt" officeooo:rsid="000844c7" officeooo:paragraph-rsid="000844c7" style:font-size-asian="10.5pt" style:font-size-complex="12pt"/>
    </style:style>
    <style:style style:name="P9" style:family="paragraph" style:parent-style-name="Standard">
      <style:text-properties fo:color="#bbbbbb" loext:opacity="100%" style:font-name="Victor Mono" fo:font-size="10.5pt" fo:font-weight="normal" officeooo:rsid="000844c7" officeooo:paragraph-rsid="000844c7" fo:background-color="#1e1e1e" style:font-size-asian="10.5pt" style:font-size-complex="12p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officeooo:paragraph-rsid="00091479" fo:background-color="#1e1e1e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fo:background-color="#1e1e1e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style:font-name="Victor Mono" fo:font-size="10.5pt" fo:font-weight="normal" fo:background-color="#1e1e1e"/>
    </style:style>
    <style:style style:name="P13" style:family="paragraph" style:parent-style-name="Standard">
      <style:text-properties style:font-name="Sans Serif Collection" fo:font-size="12pt" fo:font-weight="bold" officeooo:rsid="000844c7" officeooo:paragraph-rsid="000844c7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Sans Serif Collection" fo:font-size="12pt" officeooo:rsid="000844c7" officeooo:paragraph-rsid="00091479" style:font-size-asian="10.5pt" style:font-size-complex="12pt"/>
    </style:style>
    <style:style style:name="P15" style:family="paragraph" style:parent-style-name="Table_20_Contents">
      <style:text-properties style:font-name="Sans Serif Collection" fo:font-size="12pt" officeooo:rsid="000844c7" officeooo:paragraph-rsid="00091479" style:font-size-asian="10.5pt" style:font-size-complex="12pt"/>
    </style:style>
    <style:style style:name="P16" style:family="paragraph" style:parent-style-name="Standard">
      <style:text-properties fo:color="#bbbbbb" loext:opacity="100%" style:font-name="Victor Mono" fo:font-size="10.5pt" fo:font-weight="normal" officeooo:rsid="000844c7" officeooo:paragraph-rsid="00091479" fo:background-color="#1e1e1e" style:font-size-asian="10.5pt" style:font-size-complex="12pt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style:font-name="Victor Mono" fo:font-size="10.5pt" fo:font-weight="normal" officeooo:paragraph-rsid="00091479" fo:background-color="#1e1e1e"/>
    </style:style>
    <style:style style:name="P18" style:family="paragraph" style:parent-style-name="Standard">
      <style:text-properties style:font-name="Sans Serif Collection" fo:font-size="16pt" fo:font-weight="bold" officeooo:rsid="00091479" officeooo:paragraph-rsid="00091479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Sans Serif Collection" fo:font-size="12pt" fo:font-weight="bold" officeooo:rsid="0006b4d5" officeooo:paragraph-rsid="00091479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Sans Serif Collection" fo:font-size="12pt" fo:font-weight="normal" officeooo:rsid="00091479" officeooo:paragraph-rsid="00091479" style:font-size-asian="10.5pt" style:font-weight-asian="normal" style:font-size-complex="12pt" style:font-weight-complex="normal"/>
    </style:style>
    <style:style style:name="P21" style:family="paragraph" style:parent-style-name="Table_20_Contents">
      <style:text-properties style:font-name="Sans Serif Collection" fo:font-size="12pt" officeooo:paragraph-rsid="00091479"/>
    </style:style>
    <style:style style:name="P22" style:family="paragraph" style:parent-style-name="Standard">
      <style:text-properties style:font-name="Sans Serif Collection" fo:font-size="12pt" fo:font-weight="normal" officeooo:rsid="000844c7" officeooo:paragraph-rsid="0009d9f6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Sans Serif Collection" fo:font-size="12pt" fo:font-weight="normal" officeooo:rsid="0009d9f6" officeooo:paragraph-rsid="0009d9f6" style:font-size-asian="10.5pt" style:font-weight-asian="normal" style:font-size-complex="12pt" style:font-weight-complex="normal"/>
    </style:style>
    <style:style style:name="P24" style:family="paragraph" style:parent-style-name="Table_20_Contents">
      <style:text-properties style:font-name="Sans Serif Collection" fo:font-size="12pt" officeooo:paragraph-rsid="0009d9f6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officeooo:paragraph-rsid="0012de7c" fo:background-color="#1e1e1e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96e072" loext:opacity="100%" style:font-name="Victor Mono" fo:font-size="12pt" fo:font-weight="normal" fo:background-color="#1e1e1e" style:font-size-asian="10.5pt" style:font-size-complex="12pt"/>
    </style:style>
    <style:style style:name="P27" style:family="paragraph" style:parent-style-name="Standard">
      <style:text-properties style:font-name="Sans Serif Collection" fo:font-size="12pt" fo:font-weight="bold" officeooo:rsid="0006b4d5" officeooo:paragraph-rsid="000d54b1" style:font-size-asian="10.5pt" style:font-weight-asian="bold" style:font-size-complex="12pt" style:font-weight-complex="bold"/>
    </style:style>
    <style:style style:name="P28" style:family="paragraph" style:parent-style-name="Standard">
      <style:text-properties style:font-name="Sans Serif Collection" fo:font-size="12pt" fo:font-weight="normal" officeooo:rsid="00091479" officeooo:paragraph-rsid="000d54b1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Sans Serif Collection" fo:font-size="12pt" fo:font-weight="normal" officeooo:rsid="000d54b1" officeooo:paragraph-rsid="000d54b1" style:font-size-asian="10.5pt" style:font-weight-asian="normal" style:font-size-complex="12pt" style:font-weight-complex="normal"/>
    </style:style>
    <style:style style:name="P30" style:family="paragraph" style:parent-style-name="Table_20_Contents">
      <style:text-properties style:font-name="Sans Serif Collection" fo:font-size="12pt" officeooo:paragraph-rsid="000d54b1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officeooo:paragraph-rsid="000d54b1" fo:background-color="#1e1e1e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style:font-name="Victor Mono" fo:font-size="10.5pt" fo:font-weight="normal" officeooo:paragraph-rsid="000d54b1" fo:background-color="#1e1e1e"/>
    </style:style>
    <style:style style:name="P33" style:family="paragraph" style:parent-style-name="Standard">
      <style:text-properties style:font-name="Sans Serif Collection" fo:font-size="12pt" fo:font-weight="normal" officeooo:rsid="000844c7" officeooo:paragraph-rsid="000d54b1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Sans Serif Collection" fo:font-size="12pt" fo:font-weight="normal" officeooo:rsid="0009d9f6" officeooo:paragraph-rsid="000d54b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officeooo:paragraph-rsid="000ebb19" fo:background-color="#1e1e1e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96e072" loext:opacity="100%" style:font-name="Victor Mono" fo:font-size="12pt" fo:font-weight="normal" officeooo:paragraph-rsid="000d54b1" fo:background-color="#1e1e1e" style:font-size-asian="10.5pt" style:font-size-complex="12pt"/>
    </style:style>
    <style:style style:name="P37" style:family="paragraph" style:parent-style-name="Standard">
      <style:text-properties style:font-name="Sans Serif Collection" fo:font-size="12pt" fo:font-weight="bold" officeooo:rsid="0006b4d5" officeooo:paragraph-rsid="000d9f14" style:font-size-asian="10.5pt" style:font-weight-asian="bold" style:font-size-complex="12pt" style:font-weight-complex="bold"/>
    </style:style>
    <style:style style:name="P38" style:family="paragraph" style:parent-style-name="Standard">
      <style:text-properties style:font-name="Sans Serif Collection" fo:font-size="12pt" fo:font-weight="normal" officeooo:rsid="00091479" officeooo:paragraph-rsid="000d9f14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Sans Serif Collection" fo:font-size="12pt" fo:font-weight="normal" officeooo:rsid="000d54b1" officeooo:paragraph-rsid="000d9f14" style:font-size-asian="10.5pt" style:font-weight-asian="normal" style:font-size-complex="12pt" style:font-weight-complex="normal"/>
    </style:style>
    <style:style style:name="P40" style:family="paragraph" style:parent-style-name="Table_20_Contents">
      <style:text-properties style:font-name="Sans Serif Collection" fo:font-size="12pt" officeooo:paragraph-rsid="000d9f14"/>
    </style:style>
    <style:style style:name="P41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officeooo:paragraph-rsid="000d9f14" fo:background-color="#1e1e1e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style:font-name="Victor Mono" fo:font-size="10.5pt" fo:font-weight="normal" officeooo:paragraph-rsid="000d9f14" fo:background-color="#1e1e1e"/>
    </style:style>
    <style:style style:name="P43" style:family="paragraph" style:parent-style-name="Standard">
      <style:text-properties style:font-name="Sans Serif Collection" fo:font-size="12pt" fo:font-weight="normal" officeooo:rsid="000844c7" officeooo:paragraph-rsid="000d9f14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Sans Serif Collection" fo:font-size="12pt" fo:font-weight="normal" officeooo:rsid="000d54b1" officeooo:paragraph-rsid="000ebb19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Sans Serif Collection" fo:font-size="12pt" fo:font-weight="normal" officeooo:rsid="0009d9f6" officeooo:paragraph-rsid="000d9f1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officeooo:paragraph-rsid="000ec56d" fo:background-color="#1e1e1e"/>
    </style:style>
    <style:style style:name="P47" style:family="paragraph" style:parent-style-name="Standard">
      <style:paragraph-properties fo:margin-left="0cm" fo:margin-right="0cm" style:line-height-at-least="0.503cm" fo:text-indent="0cm" style:auto-text-indent="false"/>
      <style:text-properties fo:color="#96e072" loext:opacity="100%" style:font-name="Victor Mono" fo:font-size="12pt" fo:font-weight="normal" officeooo:paragraph-rsid="000d9f14" fo:background-color="#1e1e1e" style:font-size-asian="10.5pt" style:font-size-complex="12pt"/>
    </style:style>
    <style:style style:name="P48" style:family="paragraph" style:parent-style-name="Standard">
      <style:text-properties style:font-name="Sans Serif Collection" fo:font-size="12pt" fo:font-weight="bold" officeooo:rsid="0006b4d5" officeooo:paragraph-rsid="0012de7c" style:font-size-asian="10.5pt" style:font-weight-asian="bold" style:font-size-complex="12pt" style:font-weight-complex="bold"/>
    </style:style>
    <style:style style:name="P49" style:family="paragraph" style:parent-style-name="Standard">
      <style:text-properties style:font-name="Sans Serif Collection" fo:font-size="12pt" fo:font-weight="normal" officeooo:rsid="00091479" officeooo:paragraph-rsid="0012de7c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Sans Serif Collection" fo:font-size="12pt" fo:font-weight="normal" officeooo:rsid="000d54b1" officeooo:paragraph-rsid="0012de7c" style:font-size-asian="10.5pt" style:font-weight-asian="normal" style:font-size-complex="12pt" style:font-weight-complex="normal"/>
    </style:style>
    <style:style style:name="P51" style:family="paragraph" style:parent-style-name="Table_20_Contents">
      <style:text-properties style:font-name="Sans Serif Collection" fo:font-size="12pt" officeooo:paragraph-rsid="0012de7c"/>
    </style:style>
    <style:style style:name="P52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style:font-name="Victor Mono" fo:font-size="10.5pt" fo:font-weight="normal" officeooo:paragraph-rsid="0012de7c" fo:background-color="#1e1e1e"/>
    </style:style>
    <style:style style:name="P53" style:family="paragraph" style:parent-style-name="Standard">
      <style:text-properties style:font-name="Sans Serif Collection" fo:font-size="12pt" fo:font-weight="normal" officeooo:rsid="000844c7" officeooo:paragraph-rsid="0012de7c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Sans Serif Collection" fo:font-size="12pt" fo:font-weight="normal" officeooo:rsid="0009d9f6" officeooo:paragraph-rsid="0012de7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style:line-height-at-least="0.503cm" fo:text-indent="0cm" style:auto-text-indent="false"/>
      <style:text-properties fo:color="#96e072" loext:opacity="100%" style:font-name="Victor Mono" fo:font-size="12pt" fo:font-weight="normal" officeooo:paragraph-rsid="0012de7c" fo:background-color="#1e1e1e" style:font-size-asian="10.5pt" style:font-size-complex="12pt"/>
    </style:style>
    <style:style style:name="P56" style:family="paragraph" style:parent-style-name="Standard">
      <style:text-properties style:font-name="Sans Serif Collection" fo:font-size="12pt" fo:font-weight="bold" officeooo:rsid="0006b4d5" officeooo:paragraph-rsid="000a9d4d" style:font-size-asian="10.5pt" style:font-weight-asian="bold" style:font-size-complex="12pt" style:font-weight-complex="bold"/>
    </style:style>
    <style:style style:name="P57" style:family="paragraph" style:parent-style-name="Standard">
      <style:text-properties style:font-name="Sans Serif Collection" fo:font-size="12pt" fo:font-weight="normal" officeooo:rsid="000a9d4d" officeooo:paragraph-rsid="000a9d4d" style:font-size-asian="10.5pt" style:font-weight-asian="normal" style:font-size-complex="12pt" style:font-weight-complex="normal"/>
    </style:style>
    <style:style style:name="P58" style:family="paragraph" style:parent-style-name="Table_20_Contents">
      <style:text-properties style:font-name="Sans Serif Collection" fo:font-size="12pt" officeooo:paragraph-rsid="000a9d4d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officeooo:paragraph-rsid="000a9d4d" fo:background-color="#1e1e1e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style:font-name="Victor Mono" fo:font-size="10.5pt" fo:font-weight="normal" officeooo:paragraph-rsid="000a9d4d" fo:background-color="#1e1e1e"/>
    </style:style>
    <style:style style:name="P61" style:family="paragraph" style:parent-style-name="Standard">
      <style:text-properties style:font-name="Sans Serif Collection" fo:font-size="12pt" fo:font-weight="normal" officeooo:rsid="000844c7" officeooo:paragraph-rsid="000a9d4d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Sans Serif Collection" fo:font-size="12pt" fo:font-weight="normal" officeooo:rsid="0009d9f6" officeooo:paragraph-rsid="000b32d7" style:font-size-asian="10.5pt" style:font-weight-asian="normal" style:font-size-complex="12pt" style:font-weight-complex="normal"/>
    </style:style>
    <style:style style:name="P63" style:family="paragraph" style:parent-style-name="Table_20_Contents">
      <style:text-properties style:font-name="Sans Serif Collection" fo:font-size="12pt" officeooo:rsid="000b32d7" officeooo:paragraph-rsid="000b32d7" style:font-size-asian="10.5pt" style:font-size-complex="12pt"/>
    </style:style>
    <style:style style:name="P64" style:family="paragraph" style:parent-style-name="Standard">
      <style:text-properties fo:color="#bbbbbb" loext:opacity="100%" style:font-name="Victor Mono" fo:font-size="10.5pt" fo:font-weight="normal" officeooo:rsid="000b32d7" officeooo:paragraph-rsid="000b32d7" fo:background-color="#1e1e1e" style:font-size-asian="10.5pt" style:font-size-complex="12pt"/>
    </style:style>
    <style:style style:name="P65" style:family="paragraph" style:parent-style-name="Standard">
      <style:text-properties style:font-name="Sans Serif Collection" fo:font-size="16pt" fo:font-weight="bold" officeooo:rsid="00091479" officeooo:paragraph-rsid="000b32d7" style:font-size-asian="16pt" style:font-weight-asian="bold" style:font-size-complex="16pt" style:font-weight-complex="bold"/>
    </style:style>
    <style:style style:name="P66" style:family="paragraph" style:parent-style-name="Standard">
      <style:text-properties style:font-name="Sans Serif Collection" fo:font-size="12pt" fo:font-weight="bold" officeooo:rsid="0006b4d5" officeooo:paragraph-rsid="000b32d7" style:font-size-asian="10.5pt" style:font-weight-asian="bold" style:font-size-complex="12pt" style:font-weight-complex="bold"/>
    </style:style>
    <style:style style:name="P67" style:family="paragraph" style:parent-style-name="Standard">
      <style:text-properties style:font-name="Sans Serif Collection" fo:font-size="12pt" fo:font-weight="normal" officeooo:rsid="000844c7" officeooo:paragraph-rsid="000b32d7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Sans Serif Collection" fo:font-size="12pt" fo:font-weight="normal" officeooo:rsid="000b32d7" officeooo:paragraph-rsid="000b32d7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color="#bbbbbb" loext:opacity="100%" style:font-name="Victor Mono" fo:font-size="10.5pt" fo:font-weight="normal" fo:background-color="#1e1e1e" style:font-size-asian="10.5pt" style:font-size-complex="12pt"/>
    </style:style>
    <style:style style:name="P70" style:family="paragraph" style:parent-style-name="Standard">
      <style:text-properties style:font-name="Sans Serif Collection" fo:font-size="12pt" fo:font-weight="normal" officeooo:rsid="000b32d7" officeooo:paragraph-rsid="000bd876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color="#bbbbbb" loext:opacity="100%" style:font-name="Victor Mono" fo:font-size="10.5pt" fo:font-weight="normal" officeooo:rsid="000b32d7" officeooo:paragraph-rsid="000bd876" fo:background-color="#1e1e1e" style:font-size-asian="10.5pt" style:font-size-complex="12pt"/>
    </style:style>
    <style:style style:name="P72" style:family="paragraph" style:parent-style-name="Standard">
      <style:text-properties fo:color="#bbbbbb" loext:opacity="100%" style:font-name="Victor Mono" fo:font-size="10.5pt" fo:font-weight="normal" officeooo:paragraph-rsid="000bd876" fo:background-color="#1e1e1e" style:font-size-asian="10.5pt" style:font-size-complex="12pt"/>
    </style:style>
    <style:style style:name="P73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officeooo:paragraph-rsid="000bd876" fo:background-color="#1e1e1e"/>
    </style:style>
    <style:style style:name="P74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style:font-name="Victor Mono" fo:font-size="10.5pt" fo:font-weight="normal" officeooo:paragraph-rsid="000bd876" fo:background-color="#1e1e1e"/>
    </style:style>
    <style:style style:name="P75" style:family="paragraph" style:parent-style-name="Standard">
      <style:text-properties style:font-name="Sans Serif Collection" fo:font-size="12pt" fo:font-weight="normal" officeooo:rsid="000844c7" officeooo:paragraph-rsid="000bd876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font-name="Sans Serif Collection" fo:font-size="12pt" fo:font-weight="normal" officeooo:rsid="0009d9f6" officeooo:paragraph-rsid="000bd876" style:font-size-asian="10.5pt" style:font-weight-asian="normal" style:font-size-complex="12pt" style:font-weight-complex="normal"/>
    </style:style>
    <style:style style:name="P77" style:family="paragraph" style:parent-style-name="Table_20_Contents">
      <style:text-properties style:font-name="Sans Serif Collection" fo:font-size="12pt" officeooo:rsid="000b32d7" officeooo:paragraph-rsid="000bd876" style:font-size-asian="10.5pt" style:font-size-complex="12pt"/>
    </style:style>
    <style:style style:name="P78" style:family="paragraph" style:parent-style-name="Standard">
      <style:text-properties style:font-name="Sans Serif Collection" fo:font-size="12pt" fo:font-weight="bold" officeooo:rsid="0006b4d5" officeooo:paragraph-rsid="000bd876" style:font-size-asian="10.5pt" style:font-weight-asian="bold" style:font-size-complex="12pt" style:font-weight-complex="bold"/>
    </style:style>
    <style:style style:name="P79" style:family="paragraph" style:parent-style-name="Standard">
      <style:text-properties style:font-name="Sans Serif Collection" fo:font-size="12pt" fo:font-weight="normal" officeooo:rsid="000bd876" officeooo:paragraph-rsid="000bd876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family="'Liberation Serif'" style:font-family-generic="roman" style:font-family-asian="'Liberation Serif'" style:font-family-generic-asian="roman" style:font-family-complex="'Liberation Serif'" style:font-family-generic-complex="roman"/>
    </style:style>
    <style:style style:name="T3" style:family="text">
      <style:text-properties officeooo:rsid="000844c7"/>
    </style:style>
    <style:style style:name="T4" style:family="text">
      <style:text-properties officeooo:rsid="000bd876"/>
    </style:style>
    <style:style style:name="T5" style:family="text">
      <style:text-properties officeooo:rsid="000a9d4d"/>
    </style:style>
    <style:style style:name="T6" style:family="text">
      <style:text-properties fo:color="#00e8c6" loext:opacity="100%" style:font-name="Victor Mono" fo:font-size="10.5pt" fo:font-weight="normal"/>
    </style:style>
    <style:style style:name="T7" style:family="text">
      <style:text-properties style:font-name="Victor Mono" fo:font-size="10.5pt" fo:font-weight="normal"/>
    </style:style>
    <style:style style:name="T8" style:family="text">
      <style:text-properties style:font-name="Victor Mono" fo:font-size="10.5pt" fo:font-weight="normal" officeooo:rsid="00091479"/>
    </style:style>
    <style:style style:name="T9" style:family="text">
      <style:text-properties fo:color="#96e072" loext:opacity="100%" style:font-name="Victor Mono" fo:font-size="10.5pt" fo:font-weight="normal"/>
    </style:style>
    <style:style style:name="T10" style:family="text">
      <style:text-properties officeooo:rsid="00091479"/>
    </style:style>
    <style:style style:name="T11" style:family="text">
      <style:text-properties officeooo:rsid="0009d9f6"/>
    </style:style>
    <style:style style:name="T12" style:family="text">
      <style:text-properties officeooo:rsid="00091479" style:font-size-asian="10.5pt" style:font-size-complex="12pt"/>
    </style:style>
    <style:style style:name="T13" style:family="text">
      <style:text-properties fo:color="#bbbbbb" loext:opacity="100%" style:font-name="Victor Mono" fo:font-size="10.5pt" fo:font-weight="normal" fo:background-color="#1e1e1e" loext:char-shading-value="0"/>
    </style:style>
    <style:style style:name="T14" style:family="text">
      <style:text-properties fo:color="#00e8c6" loext:opacity="100%" style:font-name="Victor Mono" fo:font-size="10.5pt" fo:font-weight="normal" officeooo:rsid="0009d9f6"/>
    </style:style>
    <style:style style:name="T15" style:family="text">
      <style:text-properties fo:color="#96e072" loext:opacity="100%" style:font-name="Victor Mono" fo:font-size="10.5pt" fo:font-weight="normal" officeooo:rsid="0009d9f6"/>
    </style:style>
    <style:style style:name="T16" style:family="text">
      <style:text-properties fo:color="#00e8c6" loext:opacity="100%" style:font-name="Victor Mono" fo:font-size="10.5pt" fo:font-weight="normal" officeooo:rsid="000a9d4d"/>
    </style:style>
    <style:style style:name="T17" style:family="text">
      <style:text-properties fo:color="#96e072" loext:opacity="100%" style:font-name="Victor Mono" fo:font-size="10.5pt" fo:font-weight="normal" officeooo:rsid="000ebb19"/>
    </style:style>
    <style:style style:name="T18" style:family="text">
      <style:text-properties style:font-name="Victor Mono" fo:font-size="10.5pt" fo:font-weight="normal" officeooo:rsid="0015c90d"/>
    </style:style>
    <style:style style:name="T19" style:family="text">
      <style:text-properties officeooo:rsid="000d54b1"/>
    </style:style>
    <style:style style:name="T20" style:family="text">
      <style:text-properties fo:color="#96e072" loext:opacity="100%" style:font-name="Victor Mono" fo:font-size="10.5pt" fo:font-weight="normal" officeooo:rsid="000d54b1"/>
    </style:style>
    <style:style style:name="T21" style:family="text">
      <style:text-properties fo:color="#00e8c6" loext:opacity="100%" style:font-name="Victor Mono" fo:font-size="10.5pt" fo:font-weight="normal" officeooo:rsid="000d54b1"/>
    </style:style>
    <style:style style:name="T22" style:family="text">
      <style:text-properties style:font-name="Victor Mono" fo:font-size="10.5pt" fo:font-weight="normal" officeooo:rsid="000d54b1"/>
    </style:style>
    <style:style style:name="T23" style:family="text">
      <style:text-properties fo:color="#00e8c6" loext:opacity="100%" fo:font-size="10.5pt"/>
    </style:style>
    <style:style style:name="T24" style:family="text">
      <style:text-properties fo:color="#00e8c6" loext:opacity="100%" fo:font-size="10.5pt" officeooo:rsid="000d54b1"/>
    </style:style>
    <style:style style:name="T25" style:family="text">
      <style:text-properties fo:color="#bbbbbb" loext:opacity="100%" fo:font-size="10.5pt"/>
    </style:style>
    <style:style style:name="T26" style:family="text">
      <style:text-properties fo:color="#bbbbbb" loext:opacity="100%" fo:font-size="10.5pt" officeooo:rsid="000ebb19"/>
    </style:style>
    <style:style style:name="T27" style:family="text">
      <style:text-properties officeooo:rsid="000ec56d"/>
    </style:style>
    <style:style style:name="T28" style:family="text">
      <style:text-properties officeooo:rsid="000d9f14"/>
    </style:style>
    <style:style style:name="T29" style:family="text">
      <style:text-properties officeooo:rsid="000ebb19"/>
    </style:style>
    <style:style style:name="T30" style:family="text">
      <style:text-properties fo:font-family="'Liberation Serif'" style:font-family-generic="roman" officeooo:rsid="0006b4d5" style:font-family-asian="'Liberation Serif'" style:font-family-generic-asian="roman" style:font-family-complex="'Liberation Serif'" style:font-family-generic-complex="roman"/>
    </style:style>
    <style:style style:name="T31" style:family="text">
      <style:text-properties fo:color="#96e072" loext:opacity="100%" style:font-name="Victor Mono" fo:font-size="10.5pt" fo:font-weight="normal" officeooo:rsid="000ec56d"/>
    </style:style>
    <style:style style:name="T32" style:family="text">
      <style:text-properties style:font-name="Victor Mono" fo:font-size="10.5pt" fo:font-weight="normal" officeooo:rsid="001079d1"/>
    </style:style>
    <style:style style:name="T33" style:family="text">
      <style:text-properties fo:color="#bbbbbb" loext:opacity="100%" fo:font-size="10.5pt" officeooo:rsid="000d54b1"/>
    </style:style>
    <style:style style:name="T34" style:family="text">
      <style:text-properties officeooo:rsid="0012de7c"/>
    </style:style>
    <style:style style:name="T35" style:family="text">
      <style:text-properties fo:color="#96e072" loext:opacity="100%" style:font-name="Victor Mono" fo:font-size="10.5pt" fo:font-weight="normal" officeooo:rsid="0012de7c"/>
    </style:style>
    <style:style style:name="T36" style:family="text">
      <style:text-properties officeooo:rsid="0015e6aa"/>
    </style:style>
    <style:style style:name="T37" style:family="text">
      <style:text-properties fo:color="#96e072" loext:opacity="100%" style:font-name="Victor Mono" fo:font-size="10.5pt" fo:font-weight="normal" officeooo:rsid="0015e6aa"/>
    </style:style>
    <style:style style:name="T38" style:family="text">
      <style:text-properties fo:color="#96e072" loext:opacity="100%" style:font-name="Victor Mono" fo:font-size="10.5pt" fo:font-weight="normal" officeooo:rsid="00177d7f"/>
    </style:style>
    <style:style style:name="T39" style:family="text">
      <style:text-properties style:font-name="Victor Mono" fo:font-size="10.5pt" fo:font-weight="normal" officeooo:rsid="0018ee9d"/>
    </style:style>
    <style:style style:name="T40" style:family="text">
      <style:text-properties officeooo:rsid="0018ee9d"/>
    </style:style>
    <style:style style:name="T41" style:family="text">
      <style:text-properties officeooo:rsid="000b32d7"/>
    </style:style>
    <style:style style:name="T42" style:family="text">
      <style:text-properties style:font-name="Victor Mono" fo:font-size="10.5pt" fo:font-weight="normal" officeooo:rsid="000b32d7"/>
    </style:style>
    <style:style style:name="T43" style:family="text">
      <style:text-properties fo:color="#96e072" loext:opacity="100%" style:font-name="Victor Mono" fo:font-size="10.5pt" fo:font-weight="normal" officeooo:rsid="000bd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D-TDD-PRACTICE</text:p>
      <text:p text:style-name="P2"><text:span text:style-name="T1">You are the developer in charge of building a cash register. This app will be able </text:span><text:line-break/><text:span text:style-name="T1">to add products to a cart and display the total price.</text:span> </text:p>
      <text:p text:style-name="P3">Products Registere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code</text:p>
          </table:table-cell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price</text:p>
          </table:table-cell>
          <table:table-cell table:style-name="Table1.D1" office:value-type="string">
            <text:p text:style-name="P4">image_url</text:p>
          </table:table-cell>
        </table:table-row>
        <table:table-row>
          <table:table-cell table:style-name="Table1.A2" office:value-type="string">
            <text:p text:style-name="P5">GR1</text:p>
          </table:table-cell>
          <table:table-cell table:style-name="Table1.A2" office:value-type="string">
            <text:p text:style-name="P5">Green Tea</text:p>
          </table:table-cell>
          <table:table-cell table:style-name="Table1.A2" office:value-type="string">
            <text:p text:style-name="P5">3.11<text:span text:style-name="T2">€</text:span></text:p>
          </table:table-cell>
          <table:table-cell table:style-name="Table1.D2" office:value-type="string">
            <text:p text:style-name="P5">www</text:p>
          </table:table-cell>
        </table:table-row>
        <table:table-row table:style-name="Table1.3">
          <table:table-cell table:style-name="Table1.A2" office:value-type="string">
            <text:p text:style-name="P5">SR1</text:p>
          </table:table-cell>
          <table:table-cell table:style-name="Table1.A2" office:value-type="string">
            <text:p text:style-name="P5">Strawberries</text:p>
          </table:table-cell>
          <table:table-cell table:style-name="Table1.A2" office:value-type="string">
            <text:p text:style-name="P5">5.00<text:span text:style-name="T2">€</text:span></text:p>
          </table:table-cell>
          <table:table-cell table:style-name="Table1.D2" office:value-type="string">
            <text:p text:style-name="P5">www</text:p>
          </table:table-cell>
        </table:table-row>
        <table:table-row table:style-name="Table1.3">
          <table:table-cell table:style-name="Table1.A2" office:value-type="string">
            <text:p text:style-name="P5">CF1</text:p>
          </table:table-cell>
          <table:table-cell table:style-name="Table1.A2" office:value-type="string">
            <text:p text:style-name="P5">Coffee</text:p>
          </table:table-cell>
          <table:table-cell table:style-name="Table1.A2" office:value-type="string">
            <text:p text:style-name="P5">11.23<text:span text:style-name="T2">€</text:span></text:p>
          </table:table-cell>
          <table:table-cell table:style-name="Table1.D2" office:value-type="string">
            <text:p text:style-name="P5">www</text:p>
          </table:table-cell>
        </table:table-row>
      </table:table>
      <text:p text:style-name="P2"/>
      <text:p text:style-name="P6">Feature – Get all the products</text:p>
      <text:p text:style-name="P3">A<text:span text:style-name="T3">cceptance Criteria</text:span> as scenarios</text:p>
      <text:p text:style-name="P3">Scenario 1 – <text:span text:style-name="T3">Return all products</text:span></text:p>
      <text:p text:style-name="P7">Given I am cashier</text:p>
      <text:p text:style-name="P7">When I request <text:span text:style-name="T4">to</text:span> list <text:span text:style-name="T4">the</text:span> products</text:p>
      <text:p text:style-name="P7">Then I should get a JSON response with the right HTTP status <text:span text:style-name="T5">200</text:span></text:p>
      <text:p text:style-name="P7">And the response should be like the example below:</text:p>
      <text:p text:style-name="P7"/>
      <text:p text:style-name="P7"/>
      <text:p text:style-name="P7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8">Example:</text:p>
            <text:p text:style-name="P9">{</text:p>
            <text:p text:style-name="P10">  <text:span text:style-name="T6">"data"</text:span><text:span text:style-name="T7">: </text:span><text:span text:style-name="T8">[</text:span><text:span text:style-name="T7">{</text:span></text:p>
            <text:p text:style-name="P11">    <text:span text:style-name="T6">"id"</text:span><text:span text:style-name="T7">: </text:span><text:span text:style-name="T9">"some_id"</text:span><text:span text:style-name="T7">,</text:span></text:p>
            <text:p text:style-name="P11">    <text:span text:style-name="T6">"code"</text:span><text:span text:style-name="T7">: </text:span><text:span text:style-name="T9">"some_code"</text:span><text:span text:style-name="T7">,</text:span></text:p>
            <text:p text:style-name="P11">    <text:span text:style-name="T6">"name"</text:span><text:span text:style-name="T7">: </text:span><text:span text:style-name="T9">"some_name"</text:span><text:span text:style-name="T7">,</text:span></text:p>
            <text:p text:style-name="P11">    <text:span text:style-name="T6">"price"</text:span><text:span text:style-name="T7">: </text:span><text:span text:style-name="T9">"some_price"</text:span><text:span text:style-name="T7">,</text:span></text:p>
            <text:p text:style-name="P11">    <text:span text:style-name="T6">"image_url"</text:span><text:span text:style-name="T7">: </text:span><text:span text:style-name="T9">"some_image_url"</text:span></text:p>
            <text:p text:style-name="P11">  <text:span text:style-name="T7">}</text:span><text:span text:style-name="T8">]</text:span></text:p>
            <text:p text:style-name="P12">}</text:p>
          </table:table-cell>
        </table:table-row>
      </table:table>
      <text:p text:style-name="P7"/>
      <text:p text:style-name="P13">Scenario 2 – Return empty response if no products</text:p>
      <text:p text:style-name="P14">Given I am cashier</text:p>
      <text:p text:style-name="P14">When I request <text:span text:style-name="T4">to</text:span> list <text:span text:style-name="T4">the</text:span> products</text:p>
      <text:p text:style-name="P14">Then I should get a<text:span text:style-name="T10">n empty</text:span> JSON response with the right HTTP status <text:span text:style-name="T5">200</text:span></text:p>
      <text:p text:style-name="P14">And the response should be like the example below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Example:</text:p>
            <text:p text:style-name="P16">{</text:p>
            <text:p text:style-name="P10">  <text:span text:style-name="T6">"data"</text:span><text:span text:style-name="T7">: </text:span><text:span text:style-name="T8">[]</text:span></text:p>
            <text:p text:style-name="P17">}</text:p>
          </table:table-cell>
        </table:table-row>
      </table:table>
      <text:p text:style-name="P2"/>
      <text:p text:style-name="P18">Feature – Add the product to the cart</text:p>
      <text:p text:style-name="P19">A<text:span text:style-name="T3">cceptance Criteria</text:span> as scenarios</text:p>
      <text:p text:style-name="P19">Scenario 1 – <text:span text:style-name="T10">Adds the targeted/selected product to the </text:span><text:span text:style-name="T5">empty</text:span><text:span text:style-name="T10"> cart </text:span><text:span text:style-name="T5">and returns the products and total price</text:span></text:p>
      <text:p text:style-name="P20">Given I am a cashier</text:p>
      <text:p text:style-name="P20">When I <text:span text:style-name="T4">request to </text:span><text:span text:style-name="T11">add to cart the product</text:span> with the data like below:</text:p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21"><text:span text:style-name="T12">Example:<text:line-break/></text:span><text:span text:style-name="T13">{</text:span></text:p>
            <text:p text:style-name="P11">  <text:span text:style-name="T6">"data"</text:span><text:span text:style-name="T7">: {</text:span></text:p>
            <text:p text:style-name="P11">    <text:span text:style-name="T6">"code"</text:span><text:span text:style-name="T7">: </text:span><text:span text:style-name="T9">"some_code"</text:span><text:span text:style-name="T7">,</text:span></text:p>
            <text:p text:style-name="P11">    <text:span text:style-name="T6">"</text:span><text:span text:style-name="T14">quantity</text:span><text:span text:style-name="T6">"</text:span><text:span text:style-name="T7">: </text:span><text:span text:style-name="T9">"some_</text:span><text:span text:style-name="T15">quantity</text:span><text:span text:style-name="T9">"</text:span></text:p>
            <text:p text:style-name="P11">  <text:span text:style-name="T7">}</text:span></text:p>
            <text:p text:style-name="P12">}</text:p>
          </table:table-cell>
        </table:table-row>
      </table:table>
      <text:p text:style-name="P22">Then I should get a JSON response with the right HTTP status <text:s/><text:span text:style-name="T5">200</text:span></text:p>
      <text:p text:style-name="P23">And the response should be like the example below:</text:p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24"><text:span text:style-name="T12">Example:<text:line-break/></text:span><text:span text:style-name="T13">{</text:span></text:p>
            <text:p text:style-name="P11">  <text:span text:style-name="T6">"data"</text:span><text:span text:style-name="T7">: {</text:span></text:p>
            <text:p text:style-name="P11">    <text:span text:style-name="T6">"product</text:span><text:span text:style-name="T16">s</text:span><text:span text:style-name="T6">"</text:span><text:span text:style-name="T7">: [</text:span></text:p>
            <text:p text:style-name="P11">      <text:span text:style-name="T7">{</text:span></text:p>
            <text:p text:style-name="P11">        <text:span text:style-name="T6">"name"</text:span><text:span text:style-name="T7">: </text:span><text:span text:style-name="T9">"some_name"</text:span><text:span text:style-name="T7">,</text:span></text:p>
            <text:p text:style-name="P11">        <text:span text:style-name="T6">"price_per_quantity"</text:span><text:span text:style-name="T7">: </text:span><text:span text:style-name="T9">"some_price_per_quantity"</text:span><text:span text:style-name="T7">,</text:span></text:p>
            <text:p text:style-name="P11">        <text:span text:style-name="T6">"quantity"</text:span><text:span text:style-name="T7">: </text:span><text:span text:style-name="T17">1</text:span><text:span text:style-name="T7">,</text:span></text:p>
            <text:p text:style-name="P11">      <text:span text:style-name="T7">},</text:span></text:p>
            <text:p text:style-name="P25">      <text:span text:style-name="T7">{</text:span></text:p>
            <text:p text:style-name="P25"><text:span text:style-name="T7"><text:s text:c="4"/>// </text:span><text:span text:style-name="T18">some product</text:span></text:p>
            <text:p text:style-name="P25">      },</text:p>
            <text:p text:style-name="P11">    <text:span text:style-name="T7">],</text:span></text:p>
            <text:p text:style-name="P11">    <text:span text:style-name="T6">"total_price"</text:span><text:span text:style-name="T7">: </text:span><text:span text:style-name="T9">"some_total_price",</text:span></text:p>
            <text:p text:style-name="P26"/>
            <text:p text:style-name="P11">  <text:span text:style-name="T7">}</text:span></text:p>
            <text:p text:style-name="P12">}</text:p>
          </table:table-cell>
        </table:table-row>
      </table:table>
      <text:p text:style-name="P22"><text:soft-page-break/></text:p>
      <text:p text:style-name="P27">Scenario <text:span text:style-name="T5">2</text:span> – <text:span text:style-name="T19">With Buy 1 Get 1 promo a</text:span><text:span text:style-name="T10">dds the targeted/selected product to the </text:span><text:span text:style-name="T5">current</text:span><text:span text:style-name="T10"> cart </text:span><text:span text:style-name="T5">and returns the products and total price</text:span></text:p>
      <text:p text:style-name="P28">Given I am a cashier</text:p>
      <text:p text:style-name="P29">AND I ordered Green Tea</text:p>
      <text:p text:style-name="P28">When I <text:span text:style-name="T4">request to </text:span><text:span text:style-name="T11">add to cart the product</text:span> with the data like below:</text:p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p text:style-name="P30"><text:span text:style-name="T12">Example:<text:line-break/></text:span><text:span text:style-name="T13">{</text:span></text:p>
            <text:p text:style-name="P31">  <text:span text:style-name="T6">"data"</text:span><text:span text:style-name="T7">: {</text:span></text:p>
            <text:p text:style-name="P31">    <text:span text:style-name="T6">"code"</text:span><text:span text:style-name="T7">: </text:span><text:span text:style-name="T9">"</text:span><text:span text:style-name="T20">GR1</text:span><text:span text:style-name="T9">"</text:span><text:span text:style-name="T7">,</text:span></text:p>
            <text:p text:style-name="P31">    <text:span text:style-name="T6">"</text:span><text:span text:style-name="T14">quantity</text:span><text:span text:style-name="T6">"</text:span><text:span text:style-name="T7">: </text:span><text:span text:style-name="T20">1</text:span></text:p>
            <text:p text:style-name="P31">  <text:span text:style-name="T7">}</text:span></text:p>
            <text:p text:style-name="P32">}</text:p>
          </table:table-cell>
        </table:table-row>
      </table:table>
      <text:p text:style-name="P33">Then I should get a JSON response with the right HTTP status <text:s/><text:span text:style-name="T5">200</text:span></text:p>
      <text:p text:style-name="P29">And the total price should only be for 1 order with the quantity of 2</text:p>
      <text:p text:style-name="P34">And the response should be like the example below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0"><text:span text:style-name="T12">Example:<text:line-break/></text:span><text:span text:style-name="T13">{</text:span></text:p>
            <text:p text:style-name="P31">  <text:span text:style-name="T6">"data"</text:span><text:span text:style-name="T7">: {</text:span></text:p>
            <text:p text:style-name="P31">    <text:span text:style-name="T6">"product</text:span><text:span text:style-name="T16">s</text:span><text:span text:style-name="T6">"</text:span><text:span text:style-name="T7">: [</text:span></text:p>
            <text:p text:style-name="P31">      <text:span text:style-name="T7">{</text:span></text:p>
            <text:p text:style-name="P31">        <text:span text:style-name="T6">"name"</text:span><text:span text:style-name="T7">: </text:span><text:span text:style-name="T9">"</text:span><text:span text:style-name="T20">Green Tea</text:span><text:span text:style-name="T9">"</text:span><text:span text:style-name="T7">,</text:span></text:p>
            <text:p text:style-name="P31">        <text:span text:style-name="T6">"price_per_</text:span><text:span text:style-name="T21">count</text:span><text:span text:style-name="T6">"</text:span><text:span text:style-name="T7">: </text:span><text:span text:style-name="T20">3.11</text:span><text:span text:style-name="T7">,</text:span></text:p>
            <text:p text:style-name="P31">        <text:span text:style-name="T6">"quantity"</text:span><text:span text:style-name="T7">: </text:span><text:span text:style-name="T17">1</text:span><text:span text:style-name="T7">,</text:span></text:p>
            <text:p text:style-name="P31">      <text:span text:style-name="T7">},</text:span></text:p>
            <text:p text:style-name="P35">      <text:span text:style-name="T7">{</text:span></text:p>
            <text:p text:style-name="P35">        <text:span text:style-name="T6">"name"</text:span><text:span text:style-name="T7">: </text:span><text:span text:style-name="T9">"</text:span><text:span text:style-name="T20">Green Tea</text:span><text:span text:style-name="T9">"</text:span><text:span text:style-name="T7">,</text:span></text:p>
            <text:p text:style-name="P35">        <text:span text:style-name="T6">"price_per_</text:span><text:span text:style-name="T21">count</text:span><text:span text:style-name="T6">"</text:span><text:span text:style-name="T7">: </text:span><text:span text:style-name="T20">3.11 // </text:span><text:span text:style-name="T17">Free</text:span><text:span text:style-name="T7">,</text:span></text:p>
            <text:p text:style-name="P35">        <text:span text:style-name="T6">"quantity"</text:span><text:span text:style-name="T7">: </text:span><text:span text:style-name="T17">1</text:span><text:span text:style-name="T7">,</text:span></text:p>
            <text:p text:style-name="P35">      }</text:p>
            <text:p text:style-name="P31">    <text:span text:style-name="T7">],</text:span></text:p>
            <text:p text:style-name="P31">    <text:span text:style-name="T6">"total_price"</text:span><text:span text:style-name="T7">: </text:span><text:span text:style-name="T22">3.11</text:span><text:span text:style-name="T20">,</text:span></text:p>
            <text:p text:style-name="P36"><text:s text:c="2"/><text:span text:style-name="T23">"total_</text:span><text:span text:style-name="T24">quantity</text:span><text:span text:style-name="T23">"</text:span><text:span text:style-name="T25">: </text:span><text:span text:style-name="T26">2</text:span></text:p>
            <text:p text:style-name="P31">  <text:span text:style-name="T7">}</text:span></text:p>
            <text:p text:style-name="P32">}</text:p>
          </table:table-cell>
        </table:table-row>
      </table:table>
      <text:p text:style-name="P33"/>
      <text:p text:style-name="P37">Scenario <text:span text:style-name="T27">3</text:span> – <text:span text:style-name="T19">With </text:span><text:span text:style-name="T28">price cut</text:span><text:span text:style-name="T19"> promo a</text:span><text:span text:style-name="T10">dds the targeted/selected product to the </text:span><text:span text:style-name="T5">current</text:span><text:span text:style-name="T10"> cart </text:span><text:span text:style-name="T5">and returns the products and total price</text:span></text:p>
      <text:p text:style-name="P38">Given I am a cashier</text:p>
      <text:p text:style-name="P39">AND I ordered <text:span text:style-name="T28">3 or more Strawberries</text:span></text:p>
      <text:p text:style-name="P38"><text:soft-page-break/>When I <text:span text:style-name="T4">request to </text:span><text:span text:style-name="T11">add to cart the product</text:span> with the data like below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0"><text:span text:style-name="T12">Example:<text:line-break/></text:span><text:span text:style-name="T13">{</text:span></text:p>
            <text:p text:style-name="P41">  <text:span text:style-name="T6">"data"</text:span><text:span text:style-name="T7">: {</text:span></text:p>
            <text:p text:style-name="P41">    <text:span text:style-name="T6">"code"</text:span><text:span text:style-name="T7">: </text:span><text:span text:style-name="T9">"</text:span><text:span text:style-name="T17">SR</text:span><text:span text:style-name="T20">1</text:span><text:span text:style-name="T9">"</text:span><text:span text:style-name="T7">,</text:span></text:p>
            <text:p text:style-name="P41">    <text:span text:style-name="T6">"</text:span><text:span text:style-name="T14">quantity</text:span><text:span text:style-name="T6">"</text:span><text:span text:style-name="T7">: </text:span><text:span text:style-name="T17">3</text:span></text:p>
            <text:p text:style-name="P41">  <text:span text:style-name="T7">}</text:span></text:p>
            <text:p text:style-name="P42">}</text:p>
          </table:table-cell>
        </table:table-row>
      </table:table>
      <text:p text:style-name="P43">Then I should get a JSON response with the right HTTP status <text:s/><text:span text:style-name="T5">200</text:span></text:p>
      <text:p text:style-name="P44">And the <text:span text:style-name="T29">price per order of Strawberries should drop to 4.50</text:span><text:span text:style-name="T30">€</text:span></text:p>
      <text:p text:style-name="P45">And the response should be like the example below: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0"><text:span text:style-name="T12">Example:<text:line-break/></text:span><text:soft-page-break/><text:span text:style-name="T13">{</text:span></text:p>
            <text:p text:style-name="P41">  <text:span text:style-name="T6">"data"</text:span><text:span text:style-name="T7">: {</text:span></text:p>
            <text:p text:style-name="P41">    <text:span text:style-name="T6">"product</text:span><text:span text:style-name="T16">s</text:span><text:span text:style-name="T6">"</text:span><text:span text:style-name="T7">: [</text:span></text:p>
            <text:p text:style-name="P41">      <text:span text:style-name="T7">{</text:span></text:p>
            <text:p text:style-name="P41">        <text:span text:style-name="T6">"name"</text:span><text:span text:style-name="T7">: </text:span><text:span text:style-name="T9">"</text:span><text:span text:style-name="T31">Strawberries</text:span><text:span text:style-name="T9">"</text:span><text:span text:style-name="T7">,</text:span></text:p>
            <text:p text:style-name="P41">        <text:span text:style-name="T6">"price_per_</text:span><text:span text:style-name="T21">count</text:span><text:span text:style-name="T6">"</text:span><text:span text:style-name="T7">: </text:span><text:span text:style-name="T31">4.50</text:span><text:span text:style-name="T7">,</text:span></text:p>
            <text:p text:style-name="P41">        <text:span text:style-name="T6">"quantity"</text:span><text:span text:style-name="T7">: </text:span><text:span text:style-name="T31">1</text:span></text:p>
            <text:p text:style-name="P41">      <text:span text:style-name="T7">},</text:span></text:p>
            <text:p text:style-name="P46">      <text:span text:style-name="T7">{</text:span></text:p>
            <text:p text:style-name="P46">        <text:span text:style-name="T6">"name"</text:span><text:span text:style-name="T7">: </text:span><text:span text:style-name="T9">"</text:span><text:span text:style-name="T31">Strawberries</text:span><text:span text:style-name="T9">"</text:span><text:span text:style-name="T7">,</text:span></text:p>
            <text:p text:style-name="P46">        <text:span text:style-name="T6">"price_per_</text:span><text:span text:style-name="T21">count</text:span><text:span text:style-name="T6">"</text:span><text:span text:style-name="T7">: </text:span><text:span text:style-name="T31">4.50</text:span><text:span text:style-name="T7">,</text:span></text:p>
            <text:p text:style-name="P46">        <text:span text:style-name="T6">"quantity"</text:span><text:span text:style-name="T7">: </text:span><text:span text:style-name="T31">1</text:span><text:span text:style-name="T7">,</text:span></text:p>
            <text:p text:style-name="P46">      },</text:p>
            <text:p text:style-name="P46">      <text:span text:style-name="T7">{</text:span></text:p>
            <text:p text:style-name="P46">        <text:span text:style-name="T6">"name"</text:span><text:span text:style-name="T7">: </text:span><text:span text:style-name="T9">"</text:span><text:span text:style-name="T31">Strawberries</text:span><text:span text:style-name="T9">"</text:span><text:span text:style-name="T7">,</text:span></text:p>
            <text:p text:style-name="P46">        <text:span text:style-name="T6">"price_per_</text:span><text:span text:style-name="T21">count</text:span><text:span text:style-name="T6">"</text:span><text:span text:style-name="T7">: </text:span><text:span text:style-name="T31">4.50</text:span><text:span text:style-name="T7">,</text:span></text:p>
            <text:p text:style-name="P46">        <text:span text:style-name="T6">"quantity"</text:span><text:span text:style-name="T7">: </text:span><text:span text:style-name="T31">1</text:span><text:span text:style-name="T7">,</text:span></text:p>
            <text:p text:style-name="P46">      <text:span text:style-name="T7">}</text:span></text:p>
            <text:p text:style-name="P41">    <text:span text:style-name="T7">],</text:span></text:p>
            <text:p text:style-name="P41">    <text:span text:style-name="T6">"total_price"</text:span><text:span text:style-name="T7">: </text:span><text:span text:style-name="T32">13.50</text:span><text:span text:style-name="T20">,</text:span></text:p>
            <text:p text:style-name="P47"><text:s text:c="2"/><text:span text:style-name="T23">"total_</text:span><text:span text:style-name="T24">quantity</text:span><text:span text:style-name="T23">"</text:span><text:span text:style-name="T25">: </text:span><text:span text:style-name="T33">3</text:span></text:p>
            <text:p text:style-name="P41">  <text:span text:style-name="T7">}</text:span></text:p>
            <text:p text:style-name="P42">}</text:p>
          </table:table-cell>
        </table:table-row>
      </table:table>
      <text:p text:style-name="P43"/>
      <text:p text:style-name="P48">Scenario <text:span text:style-name="T27">3</text:span> – <text:span text:style-name="T19">With </text:span><text:span text:style-name="T28">price </text:span><text:span text:style-name="T34">off</text:span><text:span text:style-name="T19"> promo a</text:span><text:span text:style-name="T10">dds the targeted/selected product to the </text:span><text:span text:style-name="T5">current</text:span><text:span text:style-name="T10"> cart </text:span><text:span text:style-name="T5">and returns the products and total price</text:span></text:p>
      <text:p text:style-name="P49">Given I am a cashier</text:p>
      <text:p text:style-name="P50">AND I ordered <text:span text:style-name="T28">3 or more </text:span><text:span text:style-name="T34">Coffee</text:span></text:p>
      <text:p text:style-name="P49">When I <text:span text:style-name="T4">request to </text:span><text:span text:style-name="T11">add to cart the product</text:span> with the data like below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51"><text:span text:style-name="T12">Example:<text:line-break/></text:span><text:span text:style-name="T13">{</text:span></text:p>
            <text:p text:style-name="P25">  <text:span text:style-name="T6">"data"</text:span><text:span text:style-name="T7">: {</text:span></text:p>
            <text:p text:style-name="P25">    <text:span text:style-name="T6">"code"</text:span><text:span text:style-name="T7">: </text:span><text:span text:style-name="T9">"</text:span><text:span text:style-name="T35">CF</text:span><text:span text:style-name="T20">1</text:span><text:span text:style-name="T9">"</text:span><text:span text:style-name="T7">,</text:span></text:p>
            <text:p text:style-name="P25">    <text:span text:style-name="T6">"</text:span><text:span text:style-name="T14">quantity</text:span><text:span text:style-name="T6">"</text:span><text:span text:style-name="T7">: </text:span><text:span text:style-name="T17">3</text:span></text:p>
            <text:p text:style-name="P25">  <text:span text:style-name="T7">}</text:span></text:p>
            <text:p text:style-name="P52">}</text:p>
          </table:table-cell>
        </table:table-row>
      </table:table>
      <text:p text:style-name="P53"><text:soft-page-break/>Then I should get a JSON response with the right HTTP status <text:s/><text:span text:style-name="T5">200</text:span></text:p>
      <text:p text:style-name="P50">And the <text:span text:style-name="T29">price </text:span><text:span text:style-name="T36">of</text:span><text:span text:style-name="T29"> </text:span><text:span text:style-name="T36">Coffee</text:span><text:span text:style-name="T29"> should </text:span><text:span text:style-name="T36">only be 2/3 of the original price</text:span></text:p>
      <text:p text:style-name="P54">And the response should be like the example below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51"><text:span text:style-name="T12">Example:<text:line-break/></text:span><text:span text:style-name="T13">{</text:span></text:p>
            <text:p text:style-name="P25">  <text:span text:style-name="T6">"data"</text:span><text:span text:style-name="T7">: {</text:span></text:p>
            <text:p text:style-name="P25">    <text:span text:style-name="T6">"product</text:span><text:span text:style-name="T16">s</text:span><text:span text:style-name="T6">"</text:span><text:span text:style-name="T7">: [</text:span></text:p>
            <text:p text:style-name="P25">      <text:span text:style-name="T7">{</text:span></text:p>
            <text:p text:style-name="P25">        <text:span text:style-name="T6">"name"</text:span><text:span text:style-name="T7">: </text:span><text:span text:style-name="T9">"</text:span><text:span text:style-name="T37">Coffee</text:span><text:span text:style-name="T9">"</text:span><text:span text:style-name="T7">,</text:span></text:p>
            <text:p text:style-name="P25">        <text:span text:style-name="T6">"price_per_</text:span><text:span text:style-name="T21">count</text:span><text:span text:style-name="T6">"</text:span><text:span text:style-name="T7">: </text:span><text:span text:style-name="T37">7.49</text:span><text:span text:style-name="T7">,</text:span></text:p>
            <text:p text:style-name="P25">        <text:span text:style-name="T6">"quantity"</text:span><text:span text:style-name="T7">: </text:span><text:span text:style-name="T31">1</text:span></text:p>
            <text:p text:style-name="P25">      <text:span text:style-name="T7">},</text:span></text:p>
            <text:p text:style-name="P25">      <text:span text:style-name="T7">{</text:span></text:p>
            <text:p text:style-name="P25">        <text:span text:style-name="T6">"name"</text:span><text:span text:style-name="T7">: </text:span><text:span text:style-name="T9">"</text:span><text:span text:style-name="T37">Coffee</text:span><text:span text:style-name="T9">"</text:span><text:span text:style-name="T7">,</text:span></text:p>
            <text:p text:style-name="P25">        <text:span text:style-name="T6">"price_per_</text:span><text:span text:style-name="T21">count</text:span><text:span text:style-name="T6">"</text:span><text:span text:style-name="T7">: </text:span><text:span text:style-name="T37">7.49</text:span><text:span text:style-name="T7">,</text:span></text:p>
            <text:p text:style-name="P25">        <text:span text:style-name="T6">"quantity"</text:span><text:span text:style-name="T7">: </text:span><text:span text:style-name="T31">1</text:span><text:span text:style-name="T7">,</text:span></text:p>
            <text:p text:style-name="P25">      },</text:p>
            <text:p text:style-name="P25">      <text:span text:style-name="T7">{</text:span></text:p>
            <text:p text:style-name="P25">        <text:span text:style-name="T6">"name"</text:span><text:span text:style-name="T7">: </text:span><text:span text:style-name="T9">"</text:span><text:span text:style-name="T38">Coffee</text:span><text:span text:style-name="T9">"</text:span><text:span text:style-name="T7">,</text:span></text:p>
            <text:p text:style-name="P25">        <text:span text:style-name="T6">"price_per_</text:span><text:span text:style-name="T21">count</text:span><text:span text:style-name="T6">"</text:span><text:span text:style-name="T7">: </text:span><text:span text:style-name="T37">7.49</text:span><text:span text:style-name="T7">,</text:span></text:p>
            <text:p text:style-name="P25">        <text:span text:style-name="T6">"quantity"</text:span><text:span text:style-name="T7">: </text:span><text:span text:style-name="T31">1</text:span><text:span text:style-name="T7">,</text:span></text:p>
            <text:p text:style-name="P25">      <text:span text:style-name="T7">}</text:span></text:p>
            <text:p text:style-name="P25">    <text:span text:style-name="T7">],</text:span></text:p>
            <text:p text:style-name="P25">    <text:span text:style-name="T6">"total_price"</text:span><text:span text:style-name="T7">: </text:span><text:span text:style-name="T39">22.47</text:span><text:span text:style-name="T20">,</text:span></text:p>
            <text:p text:style-name="P55"><text:s text:c="2"/><text:span text:style-name="T23">"total_</text:span><text:span text:style-name="T24">quantity</text:span><text:span text:style-name="T23">"</text:span><text:span text:style-name="T25">: </text:span><text:span text:style-name="T33">3</text:span></text:p>
            <text:p text:style-name="P25">  <text:span text:style-name="T7">}</text:span></text:p>
            <text:p text:style-name="P52">}</text:p>
          </table:table-cell>
        </table:table-row>
      </table:table>
      <text:p text:style-name="P48"/>
      <text:p text:style-name="P56"><text:soft-page-break/>Scenario <text:span text:style-name="T40">4</text:span>– <text:span text:style-name="T5">Returns an error response when a validation is met</text:span></text:p>
      <text:p text:style-name="P57">Given I am a cashier</text:p>
      <text:p text:style-name="P57">When I <text:span text:style-name="T4">request <text:s/>to </text:span>add to cart the product with a wrong data like below:</text:p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P58"><text:span text:style-name="T12">Example:<text:line-break/></text:span><text:span text:style-name="T13">{</text:span></text:p>
            <text:p text:style-name="P59">  <text:span text:style-name="T6">"data"</text:span><text:span text:style-name="T7">: {</text:span></text:p>
            <text:p text:style-name="P59">    <text:span text:style-name="T6">"code"</text:span><text:span text:style-name="T7">: </text:span><text:span text:style-name="T9">"some_code"</text:span><text:span text:style-name="T7">,</text:span></text:p>
            <text:p text:style-name="P59">    <text:span text:style-name="T6">"</text:span><text:span text:style-name="T14">quantity</text:span><text:span text:style-name="T6">"</text:span><text:span text:style-name="T7">: </text:span><text:span text:style-name="T9">"some_</text:span><text:span text:style-name="T15">quantity</text:span><text:span text:style-name="T9">"</text:span></text:p>
            <text:p text:style-name="P59">  <text:span text:style-name="T7">}</text:span></text:p>
            <text:p text:style-name="P60">}</text:p>
          </table:table-cell>
        </table:table-row>
      </table:table>
      <text:p text:style-name="P61">Then I should get a JSON response with the right HTTP status <text:s/><text:span text:style-name="T5">400</text:span></text:p>
      <text:p text:style-name="P62">And the response should be like the example below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3">Example:</text:p>
            <text:p text:style-name="P64">{</text:p>
            <text:p text:style-name="P11">  <text:span text:style-name="T6">"error"</text:span><text:span text:style-name="T7">: </text:span><text:span text:style-name="T9">"some_error"</text:span></text:p>
            <text:p text:style-name="P12">}</text:p>
          </table:table-cell>
        </table:table-row>
      </table:table>
      <text:p text:style-name="P65"/>
      <text:p text:style-name="P65">Feature – <text:span text:style-name="T41">Removes the product from the cart</text:span></text:p>
      <text:p text:style-name="P66">Scenario <text:span text:style-name="T41">1</text:span> – <text:span text:style-name="T41">Removes the targeted product from the cart</text:span></text:p>
      <text:p text:style-name="P67"><text:span text:style-name="T41">Given</text:span> I <text:span text:style-name="T41">am a cashier</text:span></text:p>
      <text:p text:style-name="P68">When I <text:span text:style-name="T4">request to </text:span>remove the product with a data like below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4">Example:</text:p>
            <text:p text:style-name="P69">{</text:p>
            <text:p text:style-name="P11">  <text:span text:style-name="T6">"data"</text:span><text:span text:style-name="T7">: {</text:span></text:p>
            <text:p text:style-name="P11">    <text:span text:style-name="T6">"code"</text:span><text:span text:style-name="T7">: </text:span><text:span text:style-name="T9">"some_code"</text:span></text:p>
            <text:p text:style-name="P11">  <text:span text:style-name="T7">}</text:span></text:p>
            <text:p text:style-name="P12">}</text:p>
          </table:table-cell>
        </table:table-row>
      </table:table>
      <text:p text:style-name="P67">Then I should get a JSON response with the right HTTP status <text:s/><text:span text:style-name="T41">200</text:span></text:p>
      <text:p text:style-name="P62">And the response should be like the example below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4">Example:</text:p>
            <text:p text:style-name="P69">{</text:p>
            <text:p text:style-name="P11">  <text:span text:style-name="T6">"data"</text:span><text:span text:style-name="T7">: {</text:span></text:p>
            <text:p text:style-name="P11">    <text:span text:style-name="T6">"product"</text:span><text:span text:style-name="T7">: [</text:span></text:p>
            <text:p text:style-name="P11"><text:soft-page-break/>      <text:span text:style-name="T7">{</text:span></text:p>
            <text:p text:style-name="P11">        <text:span text:style-name="T7">... // </text:span><text:span text:style-name="T42">Updated list</text:span></text:p>
            <text:p text:style-name="P11">      <text:span text:style-name="T7">}</text:span></text:p>
            <text:p text:style-name="P11">    <text:span text:style-name="T7">],</text:span></text:p>
            <text:p text:style-name="P11">    <text:span text:style-name="T6">"total_price"</text:span><text:span text:style-name="T7">: </text:span><text:span text:style-name="T43">0</text:span></text:p>
            <text:p text:style-name="P11">  <text:span text:style-name="T7">}</text:span></text:p>
            <text:p text:style-name="P12">}</text:p>
          </table:table-cell>
        </table:table-row>
      </table:table>
      <text:p text:style-name="P66"/>
      <text:p text:style-name="P66">Scenario <text:span text:style-name="T41">2 </text:span>– <text:span text:style-name="T41">Returns an error when there is no more product to be removed</text:span></text:p>
      <text:p text:style-name="P68">Given I am a cashier</text:p>
      <text:p text:style-name="P70">When I <text:span text:style-name="T4">request to </text:span>remove the product with a data like below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1">Example:</text:p>
            <text:p text:style-name="P72">{</text:p>
            <text:p text:style-name="P73">  <text:span text:style-name="T6">"data"</text:span><text:span text:style-name="T7">: {</text:span></text:p>
            <text:p text:style-name="P73">    <text:span text:style-name="T6">"code"</text:span><text:span text:style-name="T7">: </text:span><text:span text:style-name="T9">"some_code"</text:span></text:p>
            <text:p text:style-name="P73">  <text:span text:style-name="T7">}</text:span></text:p>
            <text:p text:style-name="P74">}</text:p>
          </table:table-cell>
        </table:table-row>
      </table:table>
      <text:p text:style-name="P75">Then I should get a JSON response with the right HTTP status <text:s/><text:span text:style-name="T4">400</text:span></text:p>
      <text:p text:style-name="P76">And the response should be like the example below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77">Example:</text:p>
            <text:p text:style-name="P71">{</text:p>
            <text:p text:style-name="P73">  <text:span text:style-name="T6">"error"</text:span><text:span text:style-name="T7">: </text:span><text:span text:style-name="T9">"some_error"</text:span></text:p>
            <text:p text:style-name="P74">}</text:p>
          </table:table-cell>
        </table:table-row>
      </table:table>
      <text:p text:style-name="P65"/>
      <text:p text:style-name="P65"/>
      <text:p text:style-name="P65"/>
      <text:p text:style-name="P65">Feature – <text:span text:style-name="T41">Clears the products from the cart</text:span></text:p>
      <text:p text:style-name="P78">Scenario <text:span text:style-name="T4">1</text:span><text:span text:style-name="T41"> </text:span>– <text:span text:style-name="T41">Returns an error when there is no more product to be removed</text:span></text:p>
      <text:p text:style-name="P79"><text:soft-page-break/>Given I am a cashier</text:p>
      <text:p text:style-name="P79">When I request to clear the current cart</text:p>
      <text:p text:style-name="P75">Then I should get a JSON response with the right HTTP status <text:s/><text:span text:style-name="T4">200</text:span></text:p>
      <text:p text:style-name="P76">And the response should be like the example below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1">Example:</text:p>
            <text:p text:style-name="P72">{</text:p>
            <text:p text:style-name="P73">  <text:span text:style-name="T6">"data"</text:span><text:span text:style-name="T7">: {</text:span></text:p>
            <text:p text:style-name="P73">    <text:span text:style-name="T6">"product"</text:span><text:span text:style-name="T7">: [</text:span></text:p>
            <text:p text:style-name="P73">      <text:span text:style-name="T7">{</text:span></text:p>
            <text:p text:style-name="P73">        <text:span text:style-name="T7">... // </text:span><text:span text:style-name="T42">Updated list</text:span></text:p>
            <text:p text:style-name="P73">      <text:span text:style-name="T7">}</text:span></text:p>
            <text:p text:style-name="P73">    <text:span text:style-name="T7">],</text:span></text:p>
            <text:p text:style-name="P73">    <text:span text:style-name="T6">"total_price"</text:span><text:span text:style-name="T7">: </text:span><text:span text:style-name="T43">0</text:span></text:p>
            <text:p text:style-name="P73">  <text:span text:style-name="T7">}</text:span></text:p>
            <text:p text:style-name="P74">}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Victor Mono" svg:font-family="'Victor Mono', 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8:07:32.583984400</meta:creation-date>
    <dc:date>2025-07-13T20:41:07.269545900</dc:date>
    <meta:editing-duration>PT36M39S</meta:editing-duration>
    <meta:editing-cycles>13</meta:editing-cycles>
    <meta:generator>LibreOffice/25.2.4.3$Windows_X86_64 LibreOffice_project/33e196637044ead23f5c3226cde09b47731f7e27</meta:generator>
    <meta:document-statistic meta:table-count="18" meta:image-count="0" meta:object-count="0" meta:page-count="13" meta:paragraph-count="246" meta:word-count="930" meta:character-count="5706" meta:non-whitespace-character-count="4410"/>
  </office:meta>
</office:document-meta>
</file>